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WW8Num33">
      <style:paragraph-properties fo:margin-top="0cm" fo:margin-bottom="0.494cm" fo:line-height="100%"/>
    </style:style>
    <style:style style:name="P2" style:family="paragraph" style:parent-style-name="Standard" style:list-style-name="WW8Num33">
      <style:paragraph-properties fo:margin-top="0cm" fo:margin-bottom="0cm" fo:line-height="100%"/>
    </style:style>
    <style:style style:name="P3" style:family="paragraph" style:parent-style-name="Standard" style:list-style-name="WW8Num33">
      <style:paragraph-properties fo:margin-top="0cm" fo:margin-bottom="0.353cm" fo:line-height="100%"/>
    </style:style>
    <style:style style:name="P4" style:family="paragraph" style:parent-style-name="Heading_20_1" style:master-page-name="Standard">
      <style:paragraph-properties fo:margin-top="0cm" fo:margin-bottom="0.494cm" style:page-number="auto"/>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anual Gentoo Linux pentru arhitectura x86</text:h>
      <text:p text:style-name="Normal_20__28_Web_29_">Conţinut:</text:p>
      <text:list xml:id="list2135692448" text:style-name="WW8Num33">
        <text:list-item>
          <text:p text:style-name="P2"><text:a xlink:type="simple" xlink:href="http://www.gentoo.org/doc/ro/handbook/handbook-x86.xml?full=1#book_part1"><text:span text:style-name="Internet_20_link"><text:span text:style-name="T1">Instalarea Gentoo</text:span></text:span></text:a><text:line-break/>În această parte învăţaţi cum să instalaţi Gentoo pe sistemul dvs. </text:p>
          <text:list>
            <text:list-item>
              <text:p text:style-name="P3"><text:a xlink:type="simple" xlink:href="http://www.gentoo.org/doc/ro/handbook/handbook-x86.xml?full=1#book_part1_chap1"><text:span text:style-name="Internet_20_link"><text:span text:style-name="T1">Despre Instalarea Gentoo Linux</text:span></text:span></text:a><text:line-break/>Acest capitol vă introduce în tipul de instalare documentat în această parte. </text:p>
            </text:list-item>
            <text:list-item>
              <text:p text:style-name="P3"><text:a xlink:type="simple" xlink:href="http://www.gentoo.org/doc/ro/handbook/handbook-x86.xml?full=1#book_part1_chap2"><text:span text:style-name="Internet_20_link"><text:span text:style-name="T1">Alegerea Mediului de Instalare Corect</text:span></text:span></text:a><text:line-break/>Puteţi instala Gentoo în multe moduri. Acest capitol vă explică cum să instalaţi Gentoo utilizând mediul Minimal Installation CD, deşi este posibilă instalarea utilizând Universal Installation CD, de asemenea. </text:p>
            </text:list-item>
            <text:list-item>
              <text:p text:style-name="P3"><text:a xlink:type="simple" xlink:href="http://www.gentoo.org/doc/ro/handbook/handbook-x86.xml?full=1#book_part1_chap3"><text:span text:style-name="Internet_20_link"><text:span text:style-name="T1">Configurarea Reţelei</text:span></text:span></text:a><text:line-break/>Dacă doriţi să instalaţi Gentoo utilizând o conexiune la Internet, trebuie să setaţi opţiunile de reţea. </text:p>
            </text:list-item>
            <text:list-item>
              <text:p text:style-name="P3"><text:a xlink:type="simple" xlink:href="http://www.gentoo.org/doc/ro/handbook/handbook-x86.xml?full=1#book_part1_chap4"><text:span text:style-name="Internet_20_link"><text:span text:style-name="T1">Pregătirea Discurilor</text:span></text:span></text:a><text:line-break/>Pentru a putea instala Gentoo, trebuie să creaţi partiţiile necesare. Acest capitol descrie cum să partiţionaţi un disc pentru utilizări ulterioare. </text:p>
            </text:list-item>
            <text:list-item>
              <text:p text:style-name="P3"><text:a xlink:type="simple" xlink:href="http://www.gentoo.org/doc/ro/handbook/handbook-x86.xml?full=1#book_part1_chap5"><text:span text:style-name="Internet_20_link"><text:span text:style-name="T1">Instalarea Fişierelor Gentoo necesare Instalării</text:span></text:span></text:a><text:line-break/>Instalările Gentoo funcţionează prin intermediul unei arhive tar stage3. În acest capitol vom descrie modul de a dezarhiva arhiva tar stage3 şi de a configura Portage. </text:p>
            </text:list-item>
            <text:list-item>
              <text:p text:style-name="P3"><text:a xlink:type="simple" xlink:href="http://www.gentoo.org/doc/ro/handbook/handbook-x86.xml?full=1#book_part1_chap6"><text:span text:style-name="Internet_20_link"><text:span text:style-name="T1">Instalarea Sistemului de Bază al Gentoo</text:span></text:span></text:a><text:line-break/>După instalarea şi configurarea în stagiul 3, rezultatul eventual este că veţi avea un sistem de bază Gentoo, la dispoziţia dvs. Acest capitol explică cum să progresaţi până la acel stadiu. </text:p>
            </text:list-item>
            <text:list-item>
              <text:p text:style-name="P3"><text:a xlink:type="simple" xlink:href="http://www.gentoo.org/doc/ro/handbook/handbook-x86.xml?full=1#book_part1_chap7"><text:span text:style-name="Internet_20_link"><text:span text:style-name="T1">Configurarea Kernel-ului</text:span></text:span></text:a><text:line-break/>Kernel-ul Linux este nucleul fiecărei distribuţii. Acest capitol explică cum dă vă configuraţi kernel-ul. </text:p>
            </text:list-item>
            <text:list-item>
              <text:p text:style-name="P3"><text:a xlink:type="simple" xlink:href="http://www.gentoo.org/doc/ro/handbook/handbook-x86.xml?full=1#book_part1_chap8"><text:span text:style-name="Internet_20_link"><text:span text:style-name="T1">Configurarea Sistemului</text:span></text:span></text:a><text:line-break/>Trebuie să editaţi unele fişiere de configurare importante. În acest capitol vi se va oferi o perspectivă a acestor fişiere şi cum să procedaţi. </text:p>
            </text:list-item>
            <text:list-item>
              <text:p text:style-name="P3"><text:a xlink:type="simple" xlink:href="http://www.gentoo.org/doc/ro/handbook/handbook-x86.xml?full=1#book_part1_chap9"><text:span text:style-name="Internet_20_link"><text:span text:style-name="T1">Instalarea Utilitarelor de Sistem Necesare</text:span></text:span></text:a><text:line-break/>Aşa cum am menţionat anterior, Gentoo reprezintă posibilitatea alegerii. În acest capitol vă ajutăm să instalaţi unele utilitare importante. </text:p>
            </text:list-item>
            <text:list-item>
              <text:p text:style-name="P3"><text:a xlink:type="simple" xlink:href="http://www.gentoo.org/doc/ro/handbook/handbook-x86.xml?full=1#book_part1_chap10"><text:span text:style-name="Internet_20_link"><text:span text:style-name="T1">Configurarea Aplicaţiei Bootloader</text:span></text:span></text:a><text:line-break/>Există mai multe aplicaţii bootloader disponibile pentru arhitectura x86. Fiecare dintre ele are modul propriu de configurare. Vom parcurge procesul configurării aplicaţiei bootloader în concordanţă cu nevoile dvs. </text:p>
            </text:list-item>
            <text:list-item>
              <text:p text:style-name="P3"><text:a xlink:type="simple" xlink:href="http://www.gentoo.org/doc/ro/handbook/handbook-x86.xml?full=1#book_part1_chap11"><text:span text:style-name="Internet_20_link"><text:span text:style-name="T1">Finalizarea Instalării Gentoo</text:span></text:span></text:a><text:line-break/><text:soft-page-break/>Sunteţi aproape gata. Vom crea unul (sau mai mulţi) utilizatori pentru sistemul dvs. </text:p>
            </text:list-item>
            <text:list-item>
              <text:p text:style-name="P3"><text:a xlink:type="simple" xlink:href="http://www.gentoo.org/doc/ro/handbook/handbook-x86.xml?full=1#book_part1_chap12"><text:span text:style-name="Internet_20_link"><text:span text:style-name="T1">Cum să continuăm?</text:span></text:span></text:a><text:line-break/>Acum aveţi sistemul dvs. Gentoo, dar ce faceţi mai departe? </text:p>
            </text:list-item>
          </text:list>
        </text:list-item>
        <text:list-item>
          <text:p text:style-name="P3"><text:a xlink:type="simple" xlink:href="http://www.gentoo.org/doc/ro/handbook/handbook-x86.xml?full=1#book_part2"><text:span text:style-name="Internet_20_link"><text:span text:style-name="T1">Lucrul cu Gentoo</text:span></text:span></text:a><text:line-break/>Învăţaţi cum să lucraţi cu Gentoo: instalarea de aplicaţii software, modificarea variabilelor, modificarea comportamentului portage, etc. </text:p>
          <text:list>
            <text:list-item>
              <text:p text:style-name="P3"><text:a xlink:type="simple" xlink:href="http://www.gentoo.org/doc/ro/handbook/handbook-x86.xml?full=1#book_part2_chap1"><text:span text:style-name="Internet_20_link"><text:span text:style-name="T1">Introducere în Portage</text:span></text:span></text:a><text:line-break/>Acest capitol explică paşii "simpli" pe care utilizatorul trebuie neapărat să-i cunoască pentru a efectua mentenanţa aplicaţiilor din sistem. </text:p>
            </text:list-item>
            <text:list-item>
              <text:p text:style-name="P3"><text:a xlink:type="simple" xlink:href="http://www.gentoo.org/doc/ro/handbook/handbook-x86.xml?full=1#book_part2_chap2"><text:span text:style-name="Internet_20_link"><text:span text:style-name="T1">Indicatori USE</text:span></text:span></text:a><text:line-break/>Indicatorii USE sunt un aspect foarte important în Gentoo. În acest capitol, învăţaţi cum să manipulaţi indicatorii USE şi să înţelegeţi cum aceştia interacţionează cu sistemul dvs. </text:p>
            </text:list-item>
            <text:list-item>
              <text:p text:style-name="P3"><text:a xlink:type="simple" xlink:href="http://www.gentoo.org/doc/ro/handbook/handbook-x86.xml?full=1#book_part2_chap3"><text:span text:style-name="Internet_20_link"><text:span text:style-name="T1">Particularităţile Portage</text:span></text:span></text:a><text:line-break/>Descoperiţi particularităţile deţinute de Portage, cum ar fi suportul pentru compilarea distribuită, ccache şi altele. </text:p>
            </text:list-item>
            <text:list-item>
              <text:p text:style-name="P3"><text:a xlink:type="simple" xlink:href="http://www.gentoo.org/doc/ro/handbook/handbook-x86.xml?full=1#book_part2_chap4"><text:span text:style-name="Internet_20_link"><text:span text:style-name="T1">Script-urile de Iniţializare</text:span></text:span></text:a><text:line-break/>Gentoo utilizează un tipar de script de iniţializare care, dintre toate caracteristicile, permite decizii în funcţie de dependenţe şi script-uri de iniţializare virtuale. Acest capitol explică toate aceste aspecte şi explică cum să manipulaţi aceste script-uri. </text:p>
            </text:list-item>
            <text:list-item>
              <text:p text:style-name="P3"><text:a xlink:type="simple" xlink:href="http://www.gentoo.org/doc/ro/handbook/handbook-x86.xml?full=1#book_part2_chap5"><text:span text:style-name="Internet_20_link"><text:span text:style-name="T1">Variabile de Mediu</text:span></text:span></text:a><text:line-break/>Cu Gentoo puteţi foarte uşor să administraţi variabilele de mediu din sistemul dvs. Acest capitol explică modul în care puteţi realiza acest lucru, şi, de asemenea, descrie cele mai utilizate dintre aceste variabile. </text:p>
            </text:list-item>
          </text:list>
        </text:list-item>
        <text:list-item>
          <text:p text:style-name="P3"><text:a xlink:type="simple" xlink:href="http://www.gentoo.org/doc/ro/handbook/handbook-x86.xml?full=1#book_part3"><text:span text:style-name="Internet_20_link"><text:span text:style-name="T1">Utilizarea Portage</text:span></text:span></text:a><text:line-break/>"Utilizarea Portage" oferă o descriere în detaliu a sistemului Portage, Utilitarul de Administrare a Pachetelor din Gentoo. </text:p>
          <text:list>
            <text:list-item>
              <text:p text:style-name="P3"><text:a xlink:type="simple" xlink:href="http://www.gentoo.org/doc/ro/handbook/handbook-x86.xml?full=1#book_part3_chap1"><text:span text:style-name="Internet_20_link"><text:span text:style-name="T1">Fişiere şi Directoare</text:span></text:span></text:a><text:line-break/>Dacă doriţi să cunoaşteţi caracteristicile Portage în detaliu, trebuie să ştiţi unde îşi stochează fişierele şi datele. </text:p>
            </text:list-item>
            <text:list-item>
              <text:p text:style-name="P3"><text:a xlink:type="simple" xlink:href="http://www.gentoo.org/doc/ro/handbook/handbook-x86.xml?full=1#book_part3_chap2"><text:span text:style-name="Internet_20_link"><text:span text:style-name="T1">Configurarea prin intermediul Variabilelor</text:span></text:span></text:a><text:line-break/>Portage este complet configurabil prin diversele variabile ce le puteţi seta în fişierul de configurare sau ca variabilă de mediu. </text:p>
            </text:list-item>
            <text:list-item>
              <text:p text:style-name="P3"><text:a xlink:type="simple" xlink:href="http://www.gentoo.org/doc/ro/handbook/handbook-x86.xml?full=1#book_part3_chap3"><text:span text:style-name="Internet_20_link"><text:span text:style-name="T1">Interclasarea Categoriilor Software</text:span></text:span></text:a><text:line-break/>Gentoo oferă aplicaţiile software separate în mai multe categorii, depinzând de stabilitatea şi suportul pentru fiecare arhitectură. "Interclasarea Categoriilor Software" vă informează despre modalităţile de configurare al acestor categorii şi cum puteţi suprascrie individual această separare. </text:p>
            </text:list-item>
            <text:list-item>
              <text:p text:style-name="P3"><text:a xlink:type="simple" xlink:href="http://www.gentoo.org/doc/ro/handbook/handbook-x86.xml?full=1#book_part3_chap4"><text:span text:style-name="Internet_20_link"><text:span text:style-name="T1">Utilitare Adiţionale pentru Portage</text:span></text:span></text:a><text:line-break/>Portage oferă o serie adiţională de utilitare ce vă pot transforma experienţa Gentoo într-<text:soft-page-break/>una mai bună. Citiţi pentru a descoperi cum să utilizaţi dispatch-conf şi alte utilitare. </text:p>
            </text:list-item>
            <text:list-item>
              <text:p text:style-name="P3"><text:a xlink:type="simple" xlink:href="http://www.gentoo.org/doc/ro/handbook/handbook-x86.xml?full=1#book_part3_chap5"><text:span text:style-name="Internet_20_link"><text:span text:style-name="T1">Derivarea din Structura Oficială</text:span></text:span></text:a><text:line-break/>"Derivarea din Structura Oficială" vă oferă mai multe sfaturi şi trucuri despre cum să utilizaţi propria structura Portage, cum să sincronizaţi doar categoriile dorite, să injectaţi pachete, şi altele. </text:p>
            </text:list-item>
            <text:list-item>
              <text:p text:style-name="P3"><text:a xlink:type="simple" xlink:href="http://www.gentoo.org/doc/ro/handbook/handbook-x86.xml?full=1#book_part3_chap6"><text:span text:style-name="Internet_20_link"><text:span text:style-name="T1">Aplicaţia Ebuild</text:span></text:span></text:a><text:line-break/>În "Aplicaţia Ebuild" sunteţi informaţi despre paşii pe care Portage îi parcurge în timpul instalării pachetelor software şi cum puteţi face acest lucru utilizând aplicaţia ebuild. </text:p>
            </text:list-item>
          </text:list>
        </text:list-item>
        <text:list-item>
          <text:p text:style-name="P3"><text:a xlink:type="simple" xlink:href="http://www.gentoo.org/doc/ro/handbook/handbook-x86.xml?full=1#book_part4"><text:span text:style-name="Internet_20_link"><text:span text:style-name="T1">Configurarea Reţelei în Gentoo</text:span></text:span></text:a><text:line-break/>Un ghid comprehensiv despre Reţelistică în Gentoo.</text:p>
          <text:list>
            <text:list-item>
              <text:p text:style-name="P3"><text:a xlink:type="simple" xlink:href="http://www.gentoo.org/doc/ro/handbook/handbook-x86.xml?full=1#book_part4_chap1"><text:span text:style-name="Internet_20_link"><text:span text:style-name="T1">Primii Paşi</text:span></text:span></text:a><text:line-break/>Un ghid pentru a vă activa rapid interfeţele în cele mai multe dintre medii. </text:p>
            </text:list-item>
            <text:list-item>
              <text:p text:style-name="P3"><text:a xlink:type="simple" xlink:href="http://www.gentoo.org/doc/ro/handbook/handbook-x86.xml?full=1#book_part4_chap2"><text:span text:style-name="Internet_20_link"><text:span text:style-name="T1">Configurarea Avansată</text:span></text:span></text:a><text:line-break/>Aici învăţăm cum funcţionează configuraţia - trebuie să cunoaşteţi acest lucru înainte de a învăţa despre reţelistica modulară. </text:p>
            </text:list-item>
            <text:list-item>
              <text:p text:style-name="P3"><text:a xlink:type="simple" xlink:href="http://www.gentoo.org/doc/ro/handbook/handbook-x86.xml?full=1#book_part4_chap3"><text:span text:style-name="Internet_20_link"><text:span text:style-name="T1">Reţelistica Modulară</text:span></text:span></text:a><text:line-break/>Gentoo vă oferă o reţelistică flexibil - aici vi se expun alegerea diferiţilor clienţi DHCP, setarea sistemului de bond, a celui de bridge, sistemelor VLAN şi altele. </text:p>
            </text:list-item>
            <text:list-item>
              <text:p text:style-name="P3"><text:a xlink:type="simple" xlink:href="http://www.gentoo.org/doc/ro/handbook/handbook-x86.xml?full=1#book_part4_chap4"><text:span text:style-name="Internet_20_link"><text:span text:style-name="T1">Reţelistică Wireless</text:span></text:span></text:a><text:line-break/>Wireless nu este simplu de configurat. Să sperăm că o vom face să funcţioneze pentru dvs.! </text:p>
            </text:list-item>
            <text:list-item>
              <text:p text:style-name="P3"><text:a xlink:type="simple" xlink:href="http://www.gentoo.org/doc/ro/handbook/handbook-x86.xml?full=1#book_part4_chap5"><text:span text:style-name="Internet_20_link"><text:span text:style-name="T1">Adăugarea Funcţionalităţii</text:span></text:span></text:a><text:line-break/>Dacă vă simţiţi aventuros, vă puteţi adăuga propriile funcţii pentru reţea. </text:p>
            </text:list-item>
            <text:list-item>
              <text:p text:style-name="P1"><text:a xlink:type="simple" xlink:href="http://www.gentoo.org/doc/ro/handbook/handbook-x86.xml?full=1#book_part4_chap6"><text:span text:style-name="Internet_20_link"><text:span text:style-name="T1">Administrarea Reţelei</text:span></text:span></text:a><text:line-break/>Pentru utilizatorii sistemelor laptop sau pentru cei care îşi transportă sistemul prin diferite reţele.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494cm" fo:margin-bottom="0.494cm" fo:line-height="100%"/>
      <style:text-properties style:font-name="Times New Roman" fo:font-size="24pt" fo:font-weight="bold" style:letter-kerning="true" style:font-name-asian="Times New Roman" style:font-size-asian="24pt" style:font-weight-asian="bold" style:font-name-complex="Times New Roman" style:font-size-complex="24pt" style:font-weight-complex="bold"/>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WW8Num33z0" style:family="text">
      <style:text-properties style:font-name="Symbol" fo:font-size="10pt" style:font-size-asian="10pt" style:font-name-complex="Symbol"/>
    </style:style>
    <style:style style:name="WW8Num33z2" style:family="text">
      <style:text-properties style:font-name="Wingdings" fo:font-size="10pt" style:font-size-asian="10pt" style:font-name-complex="Wingdings"/>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0:45:01</meta:creation-date>
    <dc:date>2013-03-08T20:46:00</dc:date>
    <meta:editing-duration>P0D</meta:editing-duration>
    <meta:editing-cycles>1</meta:editing-cycles>
    <meta:document-statistic meta:table-count="0" meta:image-count="0" meta:object-count="0" meta:page-count="3" meta:paragraph-count="35" meta:word-count="817" meta:character-count="580" meta:non-whitespace-character-count="4925"/>
    <meta:generator>LibreOffice/3.5$Linux_X86_64 LibreOffice_project/350m1$Build-2</meta:generator>
  </office:meta>
</office:document-meta>
</file>